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MethodReturnValueHandlerCompositeTests.noSuitableReturnValu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ReturnValueHandlerComposi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ReturnValueHandlerCompositeTests.handleProm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ReturnValueHandlerCompositeTests.handleReturnValueWithAsync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andlerMethodReturnValueHandlerComposite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ReturnValueHandlerCompositeTests.handle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ReturnValueHandlerCompositeTests.handle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ReturnValueHandlerCompositeTests.handleReturnValueWithMultipl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MethodReturnValueHandlerCompositeTests.hand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